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307cm" fo:min-width="6.0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71cm" svg:height="9.271cm" svg:x="4.81cm" svg:y="6.334cm">
          <text:p text:style-name="P1"><text:s/>Dilanka Nimsara</text:p>
          <text:p text:style-name="P1">1702006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31.997053791</meta:creation-date>
    <dc:date>2018-02-19T14:27:15.728271524</dc:date>
    <meta:editing-duration>PT1M44S</meta:editing-duration>
    <meta:editing-cycles>1</meta:editing-cycles>
    <meta:document-statistic meta:object-count="1"/>
    <meta:generator>LibreOffice/5.1.6.2$Linux_X86_64 LibreOffice_project/10m0$Build-2</meta:generator>
  </office:meta>
</office:document-meta>
</file>